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float" office:value="91.17" calcext:value-type="float">
            <text:p>91.17</text:p>
          </table:table-cell>
          <table:table-cell/>
          <table:table-cell office:value-type="float" office:value="182.2" calcext:value-type="float">
            <text:p>182.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/>
          <table:table-cell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/>
          <table:table-cell office:value-type="float" office:value="207.2" calcext:value-type="float">
            <text:p>207.2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/>
          <table:table-cell office:value-type="float" office:value="205.2" calcext:value-type="float">
            <text:p>205.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/>
          <table:table-cell office:value-type="float" office:value="219.2" calcext:value-type="float">
            <text:p>219.2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/>
          <table:table-cell office:value-type="float" office:value="202.5" calcext:value-type="float">
            <text:p>202.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/>
          <table:table-cell office:value-type="float" office:value="205.4" calcext:value-type="float">
            <text:p>205.4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/>
          <table:table-cell office:value-type="float" office:value="207.8" calcext:value-type="float">
            <text:p>207.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float" office:value="2.3" calcext:value-type="float">
            <text:p>2.3</text:p>
          </table:table-cell>
        </table:table-row>
        <table:table-row table:style-name="ro1">
          <table:table-cell table:formula="of:=SUM([.A1:.A12])" office:value-type="float" office:value="736.27" calcext:value-type="float">
            <text:p>736.27</text:p>
          </table:table-cell>
          <table:table-cell/>
          <table:table-cell table:formula="of:=SUM([.C1:.C12])" office:value-type="float" office:value="1644.3" calcext:value-type="float">
            <text:p>1644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20:15:22.001000000</meta:creation-date>
    <dc:date>2023-06-27T20:30:57.481000000</dc:date>
    <meta:editing-duration>PT15M36S</meta:editing-duration>
    <meta:editing-cycles>1</meta:editing-cycles>
    <meta:document-statistic meta:table-count="1" meta:cell-count="26" meta:object-count="0"/>
    <meta:generator>LibreOffice/7.4.2.3$Windows_X86_64 LibreOffice_project/382eef1f22670f7f4118c8c2dd222ec7ad009daf</meta:generator>
  </office:meta>
</office:document-meta>
</file>